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2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4" style:family="paragraph">
      <style:text-properties fo:language="zxx" fo:country="none"/>
    </style:style>
    <style:style style:name="P5" style:family="paragraph" style:parent-style-name="Text_20_body">
      <style:text-properties fo:language="zxx" fo:country="none"/>
    </style:style>
    <style:style style:name="P6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7" style:family="paragraph">
      <style:text-properties fo:language="zxx" fo:country="none"/>
    </style:style>
    <style:style style:name="T1" style:family="text"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T2" style:family="text">
      <style:text-properties style:font-name="Times New Roman" fo:font-size="12pt" style:font-name-asian="Calibri" style:font-size-asian="12pt" style:font-name-complex="Calibri" style:font-size-complex="12pt"/>
    </style:style>
    <style:style style:name="T3" style:family="text">
      <style:text-properties fo:language="zxx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llverzeichnis zur Projektarbeit Wissensmanagementtools in der Praxis</text:p>
      <text:p text:style-name="Standard"/>
      <text:p text:style-name="Standard">[ImKr15-1] Seite 661</text:p>
      <text:p text:style-name="Standard">[ImKr15-2] Seite 662</text:p>
      <text:p text:style-name="Standard">[ImKr15-3] Seite 660</text:p>
      <text:p text:style-name="Standard">[ImKr15-4] Seite 689</text:p>
      <text:p text:style-name="Standard"/>
      <text:p text:style-name="Standard">[WiproM09-1] Seite 9</text:p>
      <text:p text:style-name="Standard"/>
      <text:p text:style-name="P1">[ErfIT 05-1] Seite 90</text:p>
      <text:p text:style-name="P1">[CompIuKsys02-1] Seite 132</text:p>
      <text:p text:style-name="P1"/>
      <text:p text:style-name="P1">Onlinequellen:</text:p>
      <text:p text:style-name="Standard"><text:span text:style-name="T3">[Prowis-1] <text:s/>http://www.prowis.net/prowis/?q=node/121 (letzter Stand 03.12.2016)</text:span></text:p>
      <text:p text:style-name="P5">[Prowis-2] <text:s/>http://www.prowis.net/prowis/?q=node/142 (letzter Stand 03.12.2016)</text:p>
      <text:p text:style-name="P5">[Prowis-3] <text:s/>http://www.prowis.net/prowis/?q=node/160 (letzter Stand 03.12.2016)</text:p>
      <text:p text:style-name="P5">[Prowis-4] <text:s/>http://www.prowis.net/prowis/?q=node/104 (letzter Stand 09.12.2016)</text:p>
      <text:p text:style-name="P5">[Prowis-5] <text:s/>http://www.prowis.net/prowis/?q=node/120 (letzter Stand 09.12.2016)</text:p>
      <text:p text:style-name="Text_20_body"><text:span text:style-name="T3">[pixsoft-1] https://www.pixsoftware.de/atlassian-jira-software (letzter Stand 03.12.2016)</text:span></text:p>
      <text:p text:style-name="P5">[Shoehne-1] http://www.sebastian-hoehne.de/confluence-ueberblick/ (letzter Stand 03.12.2016)</text:p>
      <text:p text:style-name="P5">[Evno-1] https://evernote.com/intl/de/ (letzter Stand 09.12.2016)</text:p>
      <text:p text:style-name="P5">[EnzyWinfo-1] www.enzyklopaedie-der-wirtschaftsinformatik.de/lexikon/daten-wissen/Informationsmanagement/Informationsmanagement--Konzepte-des/Content-Management-System-/index.html (letzter Stand 09.12.2016)</text:p>
      <text:p text:style-name="P2"/>
      <text:p text:style-name="P2">Praxisbeispiele:</text:p>
      <text:p text:style-name="P1">[Prabsp-1] <text:s/>Fallbeispiel aus der Praxis: siehe Anhang P3 digital services GmbH: </text:p>
      <text:p text:style-name="P1">http://www.prowis.net/prowis/sites/default/files/pdf/Praxisbeispiele/ewo/p3_digital_services.pdf</text:p>
      <text:p text:style-name="P2">(letzter Stand 03.12.2016)</text:p>
      <text:p text:style-name="Standard"><text:span text:style-name="T1">[</text:span><text:span text:style-name="T3">Prabsp-2] <text:s/></text:span><text:span text:style-name="T3">Fallbeispiel aus der Praxis: siehe Anhang allresists GmbH </text:span></text:p>
      <text:p>http://www.prowis.net/prowis/sites/default/files/pdf/Praxisbeispiele/ewo/allresist.pdf</text:p>
      <text:p text:style-name="P5">(letzter Stand 03.12.2016)</text:p>
      <text:p>[Prabsp-3] <text:s/>Fallbeispiel aus der Praxis: siehe T-Systems MMS GmbH </text:p>
      <text:p text:style-name="P5">http://www.prowis.net/prowis/sites/default/files/pdf/Praxisbeispiele/ewo/tsystems_mms.pdf</text:p>
      <text:p text:style-name="P5">(letzter Stand 03.12.2016)</text:p>
      <text:p text:style-name="P5">[Prabsp-4] <text:s/>Fallbeispiel aus der Praxis: siehe CONET Solutions GmbH http://www.prowis.net/prowis/sites/default/files/pdf/Praxisbeispiele/bgp/fit_bgp_conet.pdf</text:p>
      <text:p text:style-name="P2">(letzter Stand 09.12.2016)</text:p>
      <text:p text:style-name="P2"><text:soft-page-break/>[Prabsp-5] Fallbeispiel aus der Praxis: siehe PHOENIX CONTACT GmbH&amp;Co.KG http://www.prowis.net/prowis/sites/default/files/pdf/Praxisbeispiele/bgp/fit_bgp_phoenix.pdf</text:p>
      <text:p text:style-name="P2">(letzter Stand 09.12.2016)</text:p>
      <text:p text:style-name="P2"/>
      <text:p text:style-name="P2"/>
      <text:p text:style-name="P2"/>
      <text:p text:style-name="P2">Abbildungsverzeichnis:</text:p>
      <text:p text:style-name="P1">[ImKr15-Abb1] Seite 665</text:p>
      <text:p text:style-name="P1">[WiproM09-Abb1] Seite 45</text:p>
      <text:p text:style-name="P1">[WiproM09-Abb2] Seite 28</text:p>
      <text:p text:style-name="P5">[Shoehne-2] http://www.sebastian-hoehne.de/confluence-ueberblick/ (letzter Stand 03.12.2016)</text:p>
      <text:p text:style-name="P5">[Prowis-Abb1] http://www.prowis.net/prowis/?q=node/131 (letzter Stand 03.12.2016)</text:p>
      <text:p text:style-name="P5">[Prowis-Abb2] http://www.prowis.net/prowis/?q=node/142 (letzter Stand 03.12.2016)</text:p>
      <text:p text:style-name="P5">[Prowis-Abb3] http://www.prowis.net/prowis/?q=node/142 (letzter Stand 03.12.2016)</text:p>
      <text:p text:style-name="P5">[Prowis-Abb4] http://www.prowis.net/prowis/?q=node/104 (letzter Stand 09.12.2016)</text:p>
      <text:p text:style-name="P5">[Prowis-Abb5] http://www.prowis.net/prowis/?q=node/120 (letzter Stand 09.12.2016)</text:p>
      <text:p>[Mm-1] https://info.examtime.com/files/2012/11/How-to-create-a-mind-map-mindmap.jpg (letzter Stand 09.12.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3T18:44:06.62</meta:creation-date>
    <dc:date>2016-12-10T00:41:50.41</dc:date>
    <meta:editing-duration>PT9H20M11S</meta:editing-duration>
    <meta:editing-cycles>12</meta:editing-cycles>
    <meta:generator>OpenOffice/4.1.1$Win32 OpenOffice.org_project/411m6$Build-9775</meta:generator>
    <meta:document-statistic meta:table-count="0" meta:image-count="0" meta:object-count="0" meta:page-count="2" meta:paragraph-count="43" meta:word-count="189" meta:character-count="2735"/>
  </office:meta>
</office:document-meta>
</file>